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848cm"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officeooo:paragraph-rsid="001c8a45"/>
    </style:style>
    <style:style style:name="P2" style:family="paragraph" style:parent-style-name="Standard">
      <style:paragraph-properties style:snap-to-layout-grid="false"/>
      <style:text-properties style:font-name="arial" fo:font-size="11pt" officeooo:paragraph-rsid="001c8a45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paragraph-rsid="001c8a45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8a45" style:font-size-asian="11pt" style:font-size-complex="11pt"/>
    </style:style>
    <style:style style:name="P5" style:family="paragraph" style:parent-style-name="Standard">
      <style:paragraph-properties style:snap-to-layout-grid="false"/>
      <style:text-properties style:font-name="arial" fo:font-size="11pt" officeooo:rsid="001c8a45" officeooo:paragraph-rsid="001c8a45" style:font-size-asian="11pt" style:font-size-complex="11pt"/>
    </style:style>
    <style:style style:name="P6" style:family="paragraph" style:parent-style-name="Standard">
      <style:paragraph-properties style:snap-to-layout-grid="false"/>
      <style:text-properties style:font-name="arial" fo:font-size="11pt" fo:font-weight="bold" officeooo:paragraph-rsid="001c8a45" style:font-size-asian="11pt" style:font-weight-asian="bold" style:font-size-complex="11pt"/>
    </style:style>
    <style:style style:name="P7" style:family="paragraph" style:parent-style-name="Standard">
      <style:text-properties style:font-name="arial" fo:font-size="11pt" fo:font-weight="bold" officeooo:paragraph-rsid="001c8a45" style:font-size-asian="11pt" style:font-weight-asian="bold" style:font-size-complex="11pt"/>
    </style:style>
    <style:style style:name="P8" style:family="paragraph" style:parent-style-name="Standard">
      <style:text-properties style:font-name="arial" fo:font-size="11pt" fo:font-weight="normal" officeooo:paragraph-rsid="001c8a45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snap-to-layout-grid="false"/>
      <style:text-properties fo:color="#000000" style:font-name="arial" fo:font-size="11pt" officeooo:rsid="001c8a45" officeooo:paragraph-rsid="001c8a45" style:font-size-asian="11pt" style:font-size-complex="11pt"/>
    </style:style>
    <style:style style:name="P10" style:family="paragraph" style:parent-style-name="Standard">
      <style:paragraph-properties fo:margin-left="0.635cm" fo:margin-right="0cm" fo:text-indent="0cm" style:auto-text-indent="false" style:snap-to-layout-grid="false"/>
      <style:text-properties style:font-name="arial" fo:font-size="11pt" officeooo:paragraph-rsid="001c8a45" style:font-size-asian="11pt" style:font-size-complex="11pt"/>
    </style:style>
    <style:style style:name="P11" style:family="paragraph" style:parent-style-name="Standard">
      <style:paragraph-properties fo:margin-left="0.635cm" fo:margin-right="0cm" fo:text-indent="0cm" style:auto-text-indent="false">
        <style:tab-stops>
          <style:tab-stop style:position="1.663cm"/>
        </style:tab-stops>
      </style:paragraph-properties>
      <style:text-properties style:font-name="arial" fo:font-size="11pt" officeooo:paragraph-rsid="001c8a45" style:font-size-asian="11pt" style:font-size-complex="11pt"/>
    </style:style>
    <style:style style:name="P12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arial" fo:font-size="11pt" officeooo:paragraph-rsid="001c8a45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arial" fo:font-size="11pt" officeooo:paragraph-rsid="001c8a45" style:font-size-asian="11pt" style:font-size-complex="11pt"/>
    </style:style>
    <style:style style:name="P14" style:family="paragraph" style:parent-style-name="Contents_20_1">
      <style:text-properties officeooo:paragraph-rsid="001c8a45"/>
    </style:style>
    <style:style style:name="P15" style:family="paragraph" style:parent-style-name="UC_5f_NormalAzul">
      <style:paragraph-properties style:snap-to-layout-grid="false"/>
      <style:text-properties fo:color="#000000" style:font-name="arial" fo:font-size="11pt" fo:font-weight="bold" officeooo:paragraph-rsid="001c8a45" style:font-size-asian="11pt" style:font-weight-asian="bold" style:font-size-complex="11pt"/>
    </style:style>
    <style:style style:name="P16" style:family="paragraph" style:parent-style-name="UC_5f_NormalAzul">
      <style:paragraph-properties style:snap-to-layout-grid="false"/>
      <style:text-properties fo:color="#000000" style:font-name="arial" fo:font-size="11pt" officeooo:paragraph-rsid="001c8a45" style:font-size-asian="11pt" style:font-size-complex="11pt"/>
    </style:style>
    <style:style style:name="P17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 fo:font-size="11pt" officeooo:paragraph-rsid="001c8a45" style:font-size-asian="11pt" style:font-size-complex="11pt"/>
    </style:style>
    <style:style style:name="P18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 fo:font-size="11pt" officeooo:rsid="001c8a45" officeooo:paragraph-rsid="001c8a45" style:font-size-asian="11pt" style:font-size-complex="11pt"/>
    </style:style>
    <style:style style:name="P19" style:family="paragraph" style:parent-style-name="Heading_20_1" style:master-page-name="Standard">
      <style:paragraph-properties fo:text-align="center" style:justify-single-word="false" style:page-number="auto"/>
      <style:text-properties fo:font-size="12pt" officeooo:paragraph-rsid="001c8a4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color="#000000" style:font-name="arial" fo:font-size="11pt" officeooo:rsid="001c8a45" style:font-size-asian="11pt" style:font-size-complex="11pt"/>
    </style:style>
    <style:style style:name="T4" style:family="text">
      <style:text-properties fo:color="#000000" style:font-name="arial" fo:font-size="11pt" fo:font-weight="bold" style:font-size-asian="11pt" style:font-weight-asian="bold" style:font-size-complex="11pt"/>
    </style:style>
    <style:style style:name="T5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8a45" style:font-weight-asian="normal" style:font-weight-complex="normal"/>
    </style:style>
    <style:style style:name="T10" style:family="text">
      <style:text-properties officeooo:rsid="001c8a45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use-window-font-color="true" fo:font-weight="normal" officeooo:rsid="001c8a45" style:font-weight-asian="normal" style:font-weight-complex="normal"/>
    </style:style>
    <style:style style:name="T14" style:family="text">
      <style:text-properties officeooo:rsid="001cb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00684373341114833" text:style-name="Outline">
        <text:list-item>
          <text:h text:style-name="P19" text:outline-level="1">Caso de Uso: Login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<text:span text:style-name="T4">Nombre d</text:span><text:span text:style-name="UC_5f_NormalAzul_20_Car"><text:span text:style-name="T5">el Caso Uso: </text:span></text:span><text:bookmark text:name="docs-internal-guid-c2da7839-b76c-11ef-efb1-924b6f64fd15"/><text:span text:style-name="UC_5f_NormalAzul_20_Car"><text:span text:style-name="T7">AutenticacionUsuarios</text:span></text:span><text:span text:style-name="UC_5f_NormalAzul_20_Car"><text:span text:style-name="T5"> </text:span></text:span></text:p>
          </table:table-cell>
          <table:table-cell table:style-name="Tabla1.B1" office:value-type="string">
            <text:p text:style-name="P1"><text:span text:style-name="T4">Código de Caso de Uso:</text:span><text:span text:style-name="T2"> </text:span><text:bookmark text:name="docs-internal-guid-c2da7839-b76c-518d-b3ac-9d65f0aab4af"/><text:span text:style-name="T6">MA_A_1</text:span> </text:p>
          </table:table-cell>
        </table:table-row>
        <table:table-row table:style-name="Tabla1.2">
          <table:table-cell table:style-name="Tabla1.B1" table:number-columns-spanned="2" office:value-type="string">
            <text:p text:style-name="P1"><text:span text:style-name="T4">Actor Principal:</text:span><text:span text:style-name="T2"> </text:span><text:span text:style-name="UC_5f_NormalAzul_20_Car"><text:span text:style-name="T3">Usuario cualquier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"><text:span text:style-name="T4">Objetivo:</text:span><text:span text:style-name="T2"> </text:span><text:span text:style-name="UC_5f_NormalAzul_20_Car"><text:span text:style-name="T2">Autenticar al usuario para el ingreso del sistema. 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1"><text:span text:style-name="T4">Pre-condiciones:</text:span><text:span text:style-name="T2"> </text:span><text:span text:style-name="UC_5f_NormalAzul_20_Car"><text:span text:style-name="T3">El usuario debe tener acceso al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"><text:span text:style-name="T4">Post- Condiciones:</text:span><text:span text:style-name="T2"> </text:span><text:span text:style-name="UC_5f_NormalAzul_20_Car"><text:span text:style-name="T3">El usuario accede al sistema con acceso a todos los recursos según sus roles.</text:span></text:span></text:p>
          </table:table-cell>
          <table:covered-table-cell/>
        </table:table-row>
      </table:table>
      <text:p text:style-name="P7"/>
      <text:p text:style-name="P7">Diagramas de casos de uso relacionados: </text:p>
      <text:p text:style-name="P8">Path de imagen de diagrama: <text:span text:style-name="T10">Ninguno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CURSO NORMAL (Camino Exitoso)</text:p>
            <text:p text:style-name="P7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2">1. Ingresa a la URL de la aplicación web. </text:p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2" office:value-type="string">
            <text:p text:style-name="P12"/>
          </table:table-cell>
          <table:table-cell table:style-name="Tabla2.A1" office:value-type="string">
            <text:p text:style-name="P2">2. Despliega la interfaz de autenticación de la aplicación Web. Se presenta un formulario con los siguientes campos: nombre de usuario, contraseña. </text:p>
          </table:table-cell>
        </table:table-row>
        <table:table-row table:style-name="Tabla2.4">
          <table:table-cell table:style-name="Tabla2.A5" office:value-type="string">
            <text:p text:style-name="P13">3. Ingresa <text:s/>“Nombre de Usuario” y “Contraseña”. </text:p>
          </table:table-cell>
          <table:table-cell table:style-name="Tabla2.B5" office:value-type="string">
            <text:p text:style-name="P2"/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2">4. Comprueba si el Nombre de Usuario y Contraseña corresponden a un usuario dentro del sistema. <text:s/></text:p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5">5. Se llama al<text:span text:style-name="T11"> caso de uso </text:span><text:span text:style-name="T12">AdministrarMenuPrincipal</text:span><text:span text:style-name="T11">.</text:span></text:p>
          </table:table-cell>
        </table:table-row>
        <table:table-row table:style-name="Tabla2.4">
          <table:table-cell table:style-name="Tabla2.A5" office:value-type="string">
            <text:p text:style-name="P13"><text:span text:style-name="T10">6</text:span>. Ingresa al sistema. </text:p>
          </table:table-cell>
          <table:table-cell table:style-name="Tabla2.B5" office:value-type="string">
            <text:p text:style-name="P2"/>
          </table:table-cell>
        </table:table-row>
      </table:table>
      <text:p text:style-name="P3"/>
      <text:p text:style-name="P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6"/>
            <text:list xml:id="list7079153079380425609" text:style-name="WW8Num8">
              <text:list-header>
                <text:p text:style-name="P17">A4. <text:span text:style-name="T9">&lt;Cancelar Autenticación&gt;</text:span></text:p>
                <text:p text:style-name="P18"><text:span text:style-name="T9">E</text:span><text:span text:style-name="T8">n el paso 4 del corso normal, si el usuario opta por cancelar la autenticación se muestra nuevamente la misma interfaz con los campos limpios. </text:span></text:p>
              </text:list-header>
            </text:list>
            <text:p text:style-name="P11"/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1">E1.</text:span> &lt;Datos incorrectos&gt;</text:p>
            <text:p text:style-name="P9">En el caso 4 del curso normal, si los datos ingresados son incorrectos entonces se muestra un mensaje de error indicando el problema.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text:span text:style-name="T13">----</text:span></text:p>
          </table:table-cell>
        </table:table-row>
        <table:table-row table:style-name="Tabla5.2">
          <table:table-cell table:style-name="Tabla5.A1" office:value-type="string">
            <text:p text:style-name="P2">Asociaciones de Inclusión: <text:s/><text:span text:style-name="T13">AdministrarMenuPrincipal</text:span></text:p>
          </table:table-cell>
        </table:table-row>
        <table:table-row table:style-name="Tabla5.1">
          <table:table-cell table:style-name="Tabla5.A1" office:value-type="string">
            <text:p text:style-name="P2">Casos de Uso donde se incluye: ---</text:p>
          </table:table-cell>
        </table:table-row>
        <table:table-row table:style-name="Tabla5.1">
          <table:table-cell table:style-name="Tabla5.A1" office:value-type="string">
            <text:p text:style-name="P2">Casos de Uso al que extiende: ---</text:p>
          </table:table-cell>
        </table:table-row>
        <table:table-row table:style-name="Tabla5.1">
          <table:table-cell table:style-name="Tabla5.A1" office:value-type="string">
            <text:p text:style-name="P2">Caso de Uso de Generalización: ---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1,2,<text:span text:style-name="T14">3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4:41:12.569000000</meta:creation-date>
    <dc:date>2014-03-12T15:20:04.903000000</dc:date>
    <meta:editing-duration>PT28M54S</meta:editing-duration>
    <meta:editing-cycles>3</meta:editing-cycles>
    <meta:generator>LibreOffice/4.2.1.1$Windows_x86 LibreOffice_project/d7dbbd7842e6a58b0f521599204e827654e1fb8b</meta:generator>
    <meta:document-statistic meta:table-count="5" meta:image-count="0" meta:object-count="0" meta:page-count="1" meta:paragraph-count="30" meta:word-count="226" meta:character-count="1464" meta:non-whitespace-character-count="1255"/>
  </office:meta>
</office:document-meta>
</file>